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.5">
            <text:p>8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.5">
            <text:p>6,5</text:p>
          </table:table-cell>
          <table:table-cell table:style-name="ce11" office:value-type="date" office:date-value="2014-08-03">
            <text:p>0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67.5">
            <text:p>67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4">
            <text:p>44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3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7">
            <text:p>1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40">
            <text:p>140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18.08.2014</text:date>, <text:time>12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9M30S</meta:editing-duration>
    <meta:editing-cycles>95</meta:editing-cycles>
    <meta:generator>OpenOffice/4.1.0$Win32 OpenOffice.org_project/410m18$Build-9764</meta:generator>
    <dc:date>2014-08-18T12:10:32.20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